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parsing time.</text:p>
      <text:p text:style-name="Standard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header-rows>
          <table:table-row>
            <table:table-cell office:value-type="string" table:style-name="Tableau1.A1">
              <text:p text:style-name="Table_20_Heading"><office:annotation><dc:creator>POD</dc:creator><dc:date>2015-04-16T09:32:03</dc:date><text:p>Syntax error for statement "dodo table"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</text:p></office:annotation>a</text:p>
            </table:table-cell>
            <table:table-cell office:value-type="string" table:style-name="Tableau1.B1">
              <text:p text:style-name="Table_20_Heading">b</text:p>
            </table:table-cell>
          </table:table-row>
        </table:table-header-rows>
        <table:table-row>
          <table:table-cell office:value-type="string" table:style-name="Tableau1.A2">
            <text:p text:style-name="Table_20_Contents">c</text:p>
          </table:table-cell>
          <table:table-cell office:value-type="string" table:style-name="Tableau1.B2">
            <text:p text:style-name="Table_20_Contents">d</text:p>
          </table:table-cell>
        </table:table-row>
      </table:table>
      <text:p text:style-name="Standard"/>
      <text:p text:style-name="Standard"><office:annotation><dc:creator>POD</dc:creator><dc:date>2015-04-16T09:32:03</dc:date><text:p>Bad element "coco". An element identifies the part of the document that will be impacted by the command. It must be one of ('text', 'title', 'section', 'table', 'row', 'cell').</text:p></office:annotation>Repeated text error.</text:p>
      <text:p text:style-name="Standard"/>
      <table:table table:name="Tableau2" table:style-name="Tableau2">
        <table:table-column table:number-columns-repeated="1" table:style-name="Tableau2.A"/>
        <table:table-column table:number-columns-repeated="1" table:style-name="Tableau2.B"/>
        <table:table-header-rows>
          <table:table-row>
            <table:table-cell office:value-type="string" table:style-name="Tableau2.A1">
              <text:p text:style-name="Table_20_Contents"><office:annotation><dc:creator>POD</dc:creator><dc:date>2015-04-16T09:32:03</dc:date><text:p>Bad "for" expression "ta mere en short". A "for" expression must be of the form: {name} in {expression}. {name} must be a Python variable name. It is the name of the iteration variable. {expression} is a Python expression that, when evaluated, produces a Python sequence (tuple, string, list, etc).</text:p></office:annotation></text:p>
            </table:table-cell>
            <table:table-cell office:value-type="string" table:style-name="Tableau2.B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18:00</dc:date>
    <dc:language>fr-BE</dc:language>
    <meta:editing-cycles>21</meta:editing-cycles>
    <meta:editing-duration>PT21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7" meta:character-count="79"/>
  </office:meta>
</office:document-meta>
</file>